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0.38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0.389cm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.945cm"/>
    </style:style>
    <style:style style:name="gr5" style:family="graphic" style:parent-style-name="text">
      <style:graphic-properties draw:textarea-vertical-align="middle" draw:auto-grow-height="false" fo:min-height="2.671cm" fo:min-width="0.389cm"/>
    </style:style>
    <style:style style:name="gr6" style:family="graphic" style:parent-style-name="text">
      <style:graphic-properties draw:fill="solid" draw:fill-color="#729fcf" draw:textarea-horizontal-align="justify" draw:textarea-vertical-align="middle" draw:auto-grow-height="false" fo:min-height="1.046cm" fo:min-width="5.875cm"/>
    </style:style>
    <style:style style:name="gr7" style:family="graphic" style:parent-style-name="text">
      <style:graphic-properties draw:stroke="none" svg:stroke-color="#000000" draw:fill="none" draw:fill-color="#ffffff" fo:min-height="1.655cm"/>
    </style:style>
    <style:style style:name="gr8" style:family="graphic" style:parent-style-name="text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2.921cm" svg:x="2.016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2.921cm" svg:x="3.716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2.921cm" svg:x="2.016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889cm" svg:height="2.921cm" svg:x="5.416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889cm" svg:height="2.921cm" svg:x="7.116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889cm" svg:height="2.921cm" svg:x="8.716cm" svg:y="8.747cm">
          <text:p/>
          <draw:enhanced-geometry svg:viewBox="0 0 21600 21600" draw:type="rectangle" draw:enhanced-path="M 0 0 L 21600 0 21600 21600 0 21600 0 0 Z N"/>
        </draw:custom-shape>
        <draw:connector draw:style-name="gr2" draw:text-style-name="P2" xml:id="id4" draw:id="id4" draw:layer="layout" svg:x1="7.116cm" svg:y1="10.207cm" svg:x2="7.116cm" svg:y2="10.207cm" draw:start-shape="id1" draw:start-glue-point="3" draw:end-shape="id1" draw:end-glue-point="3" svg:d="M7116 10207z" svg:viewBox="0 0 1 1">
          <text:p/>
        </draw:connector>
        <draw:line draw:style-name="gr2" draw:text-style-name="P2" draw:layer="layout" svg:x1="2.905cm" svg:y1="10.271cm" svg:x2="3.794cm" svg:y2="10.271cm">
          <text:p/>
        </draw:line>
        <draw:connector draw:style-name="gr2" draw:text-style-name="P2" draw:layer="layout" svg:x1="4.605cm" svg:y1="10.207cm" svg:x2="5.416cm" svg:y2="10.207cm" draw:start-shape="id2" draw:start-glue-point="1" draw:end-shape="id3" draw:end-glue-point="3" svg:d="M4605 10207h811" svg:viewBox="0 0 812 1">
          <text:p/>
        </draw:connector>
        <draw:connector draw:style-name="gr2" draw:text-style-name="P2" draw:layer="layout" svg:x1="6.305cm" svg:y1="10.207cm" svg:x2="7.116cm" svg:y2="10.207cm" draw:start-shape="id3" draw:start-glue-point="1" draw:end-shape="id4" draw:end-glue-point="0" svg:d="M6305 10207h811" svg:viewBox="0 0 812 1">
          <text:p/>
        </draw:connector>
        <draw:connector draw:style-name="gr2" draw:text-style-name="P2" draw:layer="layout" svg:x1="8.005cm" svg:y1="10.207cm" svg:x2="8.716cm" svg:y2="10.207cm" draw:start-shape="id1" draw:start-glue-point="1" draw:end-shape="id5" draw:end-glue-point="3" svg:d="M8005 10207h711" svg:viewBox="0 0 712 1">
          <text:p/>
        </draw:connector>
        <draw:custom-shape draw:style-name="gr1" draw:text-style-name="P1" draw:layer="layout" svg:width="0.889cm" svg:height="2.921cm" svg:x="11.318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889cm" svg:height="2.921cm" svg:x="13.018cm" svg:y="8.747cm">
          <text:p text:style-name="P1">*h2</text:p>
          <draw:enhanced-geometry svg:viewBox="0 0 21600 21600" draw:type="rectangle" draw:enhanced-path="M 0 0 L 21600 0 21600 21600 0 21600 0 0 Z N"/>
        </draw:custom-shape>
        <draw:custom-shape draw:style-name="gr3" draw:text-style-name="P1" xml:id="id34" draw:id="id34" draw:layer="layout" svg:width="0.889cm" svg:height="2.921cm" svg:x="11.318cm" svg:y="8.747cm">
          <text:p text:style-name="P1">*h1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889cm" svg:height="2.921cm" svg:x="14.718cm" svg:y="8.747cm">
          <text:p text:style-name="P1">*h3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889cm" svg:height="2.921cm" svg:x="16.418cm" svg:y="8.747cm">
          <text:p text:style-name="P1">*h4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0.889cm" svg:height="2.921cm" svg:x="18.018cm" svg:y="8.747cm">
          <text:p text:style-name="P1">*h5</text:p>
          <draw:enhanced-geometry svg:viewBox="0 0 21600 21600" draw:type="rectangle" draw:enhanced-path="M 0 0 L 21600 0 21600 21600 0 21600 0 0 Z N"/>
        </draw:custom-shape>
        <draw:connector draw:style-name="gr2" draw:text-style-name="P2" xml:id="id9" draw:id="id9" draw:layer="layout" svg:x1="16.418cm" svg:y1="10.207cm" svg:x2="16.418cm" svg:y2="10.207cm" draw:start-shape="id6" draw:start-glue-point="3" draw:end-shape="id6" draw:end-glue-point="3" svg:d="M16418 10207z" svg:viewBox="0 0 1 1">
          <text:p/>
        </draw:connector>
        <draw:line draw:style-name="gr2" draw:text-style-name="P2" draw:layer="layout" svg:x1="12.207cm" svg:y1="10.271cm" svg:x2="13.096cm" svg:y2="10.271cm">
          <text:p/>
        </draw:line>
        <draw:connector draw:style-name="gr2" draw:text-style-name="P2" draw:layer="layout" svg:x1="13.907cm" svg:y1="10.207cm" svg:x2="14.718cm" svg:y2="10.207cm" draw:start-shape="id7" draw:start-glue-point="1" draw:end-shape="id8" draw:end-glue-point="3" svg:d="M13907 10207h811" svg:viewBox="0 0 812 1">
          <text:p/>
        </draw:connector>
        <draw:connector draw:style-name="gr2" draw:text-style-name="P2" draw:layer="layout" svg:x1="15.607cm" svg:y1="10.207cm" svg:x2="16.418cm" svg:y2="10.207cm" draw:start-shape="id8" draw:start-glue-point="1" draw:end-shape="id9" draw:end-glue-point="0" svg:d="M15607 10207h811" svg:viewBox="0 0 812 1">
          <text:p/>
        </draw:connector>
        <draw:connector draw:style-name="gr2" draw:text-style-name="P2" draw:layer="layout" svg:x1="17.307cm" svg:y1="10.207cm" svg:x2="18.018cm" svg:y2="10.207cm" draw:start-shape="id6" draw:start-glue-point="1" draw:end-shape="id10" draw:end-glue-point="3" svg:d="M17307 10207h711" svg:viewBox="0 0 712 1">
          <text:p/>
        </draw:connector>
        <draw:custom-shape draw:style-name="gr4" draw:text-style-name="P1" draw:layer="layout" svg:width="1.651cm" svg:height="0.508cm" svg:x="9.636cm" svg:y="9.9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889cm" svg:height="2.921cm" svg:x="6.746cm" svg:y="2.8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1" draw:id="id31" draw:layer="layout" svg:width="0.889cm" svg:height="2.921cm" svg:x="8.446cm" svg:y="2.891cm">
          <text:p text:style-name="P1">l2</text:p>
          <draw:enhanced-geometry svg:viewBox="0 0 21600 21600" draw:type="rectangle" draw:enhanced-path="M 0 0 L 21600 0 21600 21600 0 21600 0 0 Z N"/>
        </draw:custom-shape>
        <draw:custom-shape draw:style-name="gr3" draw:text-style-name="P1" xml:id="id30" draw:id="id30" draw:layer="layout" svg:width="0.889cm" svg:height="2.921cm" svg:x="6.746cm" svg:y="2.891cm">
          <text:p text:style-name="P1">l1</text:p>
          <draw:enhanced-geometry svg:viewBox="0 0 21600 21600" draw:type="rectangle" draw:enhanced-path="M 0 0 L 21600 0 21600 21600 0 21600 0 0 Z N"/>
        </draw:custom-shape>
        <draw:custom-shape draw:style-name="gr3" draw:text-style-name="P1" xml:id="id32" draw:id="id32" draw:layer="layout" svg:width="0.889cm" svg:height="2.921cm" svg:x="10.146cm" svg:y="2.891cm">
          <text:p text:style-name="P1">l3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0.889cm" svg:height="2.921cm" svg:x="11.846cm" svg:y="2.891cm">
          <text:p text:style-name="P1">l4</text:p>
          <draw:enhanced-geometry svg:viewBox="0 0 21600 21600" draw:type="rectangle" draw:enhanced-path="M 0 0 L 21600 0 21600 21600 0 21600 0 0 Z N"/>
        </draw:custom-shape>
        <draw:custom-shape draw:style-name="gr3" draw:text-style-name="P1" xml:id="id33" draw:id="id33" draw:layer="layout" svg:width="0.889cm" svg:height="2.921cm" svg:x="13.446cm" svg:y="2.891cm">
          <text:p text:style-name="P1">l5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846cm" svg:y1="4.351cm" svg:x2="11.846cm" svg:y2="4.351cm" draw:start-shape="id11" draw:start-glue-point="3" draw:end-shape="id11" draw:end-glue-point="3" svg:d="M11846 4351z" svg:viewBox="0 0 1 1">
          <text:p/>
        </draw:connector>
        <draw:custom-shape draw:style-name="gr1" draw:text-style-name="P1" draw:layer="layout" svg:width="0.889cm" svg:height="2.921cm" svg:x="2.047cm" svg:y="12.6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2.921cm" svg:x="3.747cm" svg:y="12.684cm">
          <text:p text:style-name="P1">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89cm" svg:height="2.921cm" svg:x="2.047cm" svg:y="12.684cm">
          <text:p text:style-name="P1">w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2.921cm" svg:x="5.447cm" svg:y="12.684cm">
          <text:p text:style-name="P1">w3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0.889cm" svg:height="2.921cm" svg:x="7.147cm" svg:y="12.684cm">
          <text:p text:style-name="P1">w4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147cm" svg:y1="14.144cm" svg:x2="7.147cm" svg:y2="14.144cm" draw:start-shape="id12" draw:start-glue-point="3" draw:end-shape="id12" draw:end-glue-point="3" svg:d="M7147 14144z" svg:viewBox="0 0 1 1">
          <text:p/>
        </draw:connector>
        <draw:custom-shape draw:style-name="gr1" draw:text-style-name="P1" draw:layer="layout" svg:width="0.889cm" svg:height="2.921cm" svg:x="2.016cm" svg:y="8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0.889cm" svg:height="2.921cm" svg:x="3.716cm" svg:y="8.747cm">
          <text:p text:style-name="P1">h2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0.889cm" svg:height="2.921cm" svg:x="2.016cm" svg:y="8.747cm">
          <text:p text:style-name="P1">h1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0.889cm" svg:height="2.921cm" svg:x="5.416cm" svg:y="8.747cm">
          <text:p text:style-name="P1">h3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0.889cm" svg:height="2.921cm" svg:x="7.116cm" svg:y="8.747cm">
          <text:p text:style-name="P1">h4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0.889cm" svg:height="2.921cm" svg:x="8.716cm" svg:y="8.747cm">
          <text:p text:style-name="P1">h5</text:p>
          <draw:enhanced-geometry svg:viewBox="0 0 21600 21600" draw:type="rectangle" draw:enhanced-path="M 0 0 L 21600 0 21600 21600 0 21600 0 0 Z N"/>
        </draw:custom-shape>
        <draw:connector draw:style-name="gr2" draw:text-style-name="P2" xml:id="id16" draw:id="id16" draw:layer="layout" svg:x1="7.116cm" svg:y1="10.207cm" svg:x2="7.116cm" svg:y2="10.207cm" draw:start-shape="id13" draw:start-glue-point="3" draw:end-shape="id13" draw:end-glue-point="3" svg:d="M7116 10207z" svg:viewBox="0 0 1 1">
          <text:p/>
        </draw:connector>
        <draw:line draw:style-name="gr2" draw:text-style-name="P2" draw:layer="layout" svg:x1="2.905cm" svg:y1="10.271cm" svg:x2="3.794cm" svg:y2="10.271cm">
          <text:p/>
        </draw:line>
        <draw:connector draw:style-name="gr2" draw:text-style-name="P2" draw:layer="layout" svg:x1="4.605cm" svg:y1="10.207cm" svg:x2="5.416cm" svg:y2="10.207cm" draw:start-shape="id14" draw:start-glue-point="1" draw:end-shape="id15" draw:end-glue-point="3" svg:d="M4605 10207h811" svg:viewBox="0 0 812 1">
          <text:p/>
        </draw:connector>
        <draw:connector draw:style-name="gr2" draw:text-style-name="P2" draw:layer="layout" svg:x1="6.305cm" svg:y1="10.207cm" svg:x2="7.116cm" svg:y2="10.207cm" draw:start-shape="id15" draw:start-glue-point="1" draw:end-shape="id16" draw:end-glue-point="0" svg:d="M6305 10207h811" svg:viewBox="0 0 812 1">
          <text:p/>
        </draw:connector>
        <draw:connector draw:style-name="gr2" draw:text-style-name="P2" draw:layer="layout" svg:x1="8.005cm" svg:y1="10.207cm" svg:x2="8.716cm" svg:y2="10.207cm" draw:start-shape="id13" draw:start-glue-point="1" draw:end-shape="id17" draw:end-glue-point="3" svg:d="M8005 10207h711" svg:viewBox="0 0 712 1">
          <text:p/>
        </draw:connector>
        <draw:custom-shape draw:style-name="gr1" draw:text-style-name="P1" draw:layer="layout" svg:width="0.889cm" svg:height="2.921cm" svg:x="2.047cm" svg:y="12.6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0.889cm" svg:height="2.921cm" svg:x="3.747cm" svg:y="12.684cm">
          <text:p text:style-name="P1">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9" draw:id="id19" draw:layer="layout" svg:width="0.889cm" svg:height="2.921cm" svg:x="2.047cm" svg:y="12.684cm">
          <text:p text:style-name="P1">w1</text:p>
          <draw:enhanced-geometry svg:viewBox="0 0 21600 21600" draw:type="rectangle" draw:enhanced-path="M 0 0 L 21600 0 21600 21600 0 21600 0 0 Z N"/>
        </draw:custom-shape>
        <draw:custom-shape draw:style-name="gr3" draw:text-style-name="P1" xml:id="id22" draw:id="id22" draw:layer="layout" svg:width="0.889cm" svg:height="2.921cm" svg:x="5.447cm" svg:y="12.684cm">
          <text:p text:style-name="P1">w3</text:p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0.889cm" svg:height="2.921cm" svg:x="7.147cm" svg:y="12.684cm">
          <text:p text:style-name="P1">w4</text:p>
          <draw:enhanced-geometry svg:viewBox="0 0 21600 21600" draw:type="rectangle" draw:enhanced-path="M 0 0 L 21600 0 21600 21600 0 21600 0 0 Z N"/>
        </draw:custom-shape>
        <draw:custom-shape draw:style-name="gr3" draw:text-style-name="P1" xml:id="id23" draw:id="id23" draw:layer="layout" svg:width="0.889cm" svg:height="2.921cm" svg:x="8.747cm" svg:y="12.684cm">
          <text:p text:style-name="P1">w5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147cm" svg:y1="14.144cm" svg:x2="7.147cm" svg:y2="14.144cm" draw:start-shape="id18" draw:start-glue-point="3" draw:end-shape="id18" draw:end-glue-point="3" svg:d="M7147 14144z" svg:viewBox="0 0 1 1">
          <text:p/>
        </draw:connector>
        <draw:connector draw:style-name="gr2" draw:text-style-name="P2" draw:layer="layout" svg:x1="2.491cm" svg:y1="12.684cm" svg:x2="2.46cm" svg:y2="11.668cm" draw:start-shape="id19" draw:start-glue-point="0" draw:end-shape="id20" draw:end-glue-point="2" svg:d="M2491 12684v-508h-31v-508" svg:viewBox="0 0 32 1017">
          <text:p/>
        </draw:connector>
        <draw:connector draw:style-name="gr2" draw:text-style-name="P2" draw:layer="layout" svg:x1="4.191cm" svg:y1="12.684cm" svg:x2="4.16cm" svg:y2="11.668cm" draw:start-shape="id21" draw:start-glue-point="0" draw:end-shape="id14" draw:end-glue-point="2" svg:d="M4191 12684v-509h-31v-507" svg:viewBox="0 0 32 1017">
          <text:p/>
        </draw:connector>
        <draw:connector draw:style-name="gr2" draw:text-style-name="P2" draw:layer="layout" svg:x1="5.891cm" svg:y1="12.684cm" svg:x2="5.86cm" svg:y2="11.668cm" draw:start-shape="id22" draw:start-glue-point="0" draw:end-shape="id15" draw:end-glue-point="2" svg:d="M5891 12684v-509h-31v-507" svg:viewBox="0 0 32 1017">
          <text:p/>
        </draw:connector>
        <draw:connector draw:style-name="gr2" draw:text-style-name="P2" draw:layer="layout" svg:x1="7.604cm" svg:y1="12.684cm" svg:x2="7.573cm" svg:y2="11.668cm" svg:d="M7604 12684v-509h-31v-507" svg:viewBox="0 0 32 1017">
          <text:p/>
        </draw:connector>
        <draw:connector draw:style-name="gr2" draw:text-style-name="P2" draw:layer="layout" svg:x1="9.191cm" svg:y1="12.684cm" svg:x2="9.16cm" svg:y2="11.668cm" draw:start-shape="id23" draw:start-glue-point="0" draw:end-shape="id17" draw:end-glue-point="2" svg:d="M9191 12684v-509h-31v-507" svg:viewBox="0 0 32 1017">
          <text:p/>
        </draw:connector>
        <draw:custom-shape draw:style-name="gr1" draw:text-style-name="P1" draw:layer="layout" svg:width="0.889cm" svg:height="2.921cm" svg:x="11.347cm" svg:y="12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2.921cm" svg:x="13.047cm" svg:y="12.685cm">
          <text:p text:style-name="P1">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89cm" svg:height="2.921cm" svg:x="11.347cm" svg:y="12.685cm">
          <text:p text:style-name="P1">w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2.921cm" svg:x="14.747cm" svg:y="12.685cm">
          <text:p text:style-name="P1">w3</text:p>
          <draw:enhanced-geometry svg:viewBox="0 0 21600 21600" draw:type="rectangle" draw:enhanced-path="M 0 0 L 21600 0 21600 21600 0 21600 0 0 Z N"/>
        </draw:custom-shape>
        <draw:custom-shape draw:style-name="gr3" draw:text-style-name="P1" xml:id="id24" draw:id="id24" draw:layer="layout" svg:width="0.889cm" svg:height="2.921cm" svg:x="16.447cm" svg:y="12.685cm">
          <text:p text:style-name="P1">w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2.921cm" svg:x="18.047cm" svg:y="12.685cm">
          <text:p text:style-name="P1">w5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6.447cm" svg:y1="14.145cm" svg:x2="16.447cm" svg:y2="14.145cm" draw:start-shape="id24" draw:start-glue-point="3" draw:end-shape="id24" draw:end-glue-point="3" svg:d="M16447 14145z" svg:viewBox="0 0 1 1">
          <text:p/>
        </draw:connector>
        <draw:custom-shape draw:style-name="gr1" draw:text-style-name="P1" draw:layer="layout" svg:width="0.889cm" svg:height="2.921cm" svg:x="11.347cm" svg:y="12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7" draw:id="id27" draw:layer="layout" svg:width="0.889cm" svg:height="2.921cm" svg:x="13.047cm" svg:y="12.685cm">
          <text:p text:style-name="P1">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6" draw:id="id26" draw:layer="layout" svg:width="0.889cm" svg:height="2.921cm" svg:x="11.347cm" svg:y="12.685cm">
          <text:p text:style-name="P1">w1</text:p>
          <draw:enhanced-geometry svg:viewBox="0 0 21600 21600" draw:type="rectangle" draw:enhanced-path="M 0 0 L 21600 0 21600 21600 0 21600 0 0 Z N"/>
        </draw:custom-shape>
        <draw:custom-shape draw:style-name="gr3" draw:text-style-name="P1" xml:id="id28" draw:id="id28" draw:layer="layout" svg:width="0.889cm" svg:height="2.921cm" svg:x="14.747cm" svg:y="12.685cm">
          <text:p text:style-name="P1">w3</text:p>
          <draw:enhanced-geometry svg:viewBox="0 0 21600 21600" draw:type="rectangle" draw:enhanced-path="M 0 0 L 21600 0 21600 21600 0 21600 0 0 Z N"/>
        </draw:custom-shape>
        <draw:custom-shape draw:style-name="gr3" draw:text-style-name="P1" xml:id="id25" draw:id="id25" draw:layer="layout" svg:width="0.889cm" svg:height="2.921cm" svg:x="16.447cm" svg:y="12.685cm">
          <text:p text:style-name="P1">w4</text:p>
          <draw:enhanced-geometry svg:viewBox="0 0 21600 21600" draw:type="rectangle" draw:enhanced-path="M 0 0 L 21600 0 21600 21600 0 21600 0 0 Z N"/>
        </draw:custom-shape>
        <draw:custom-shape draw:style-name="gr3" draw:text-style-name="P1" xml:id="id29" draw:id="id29" draw:layer="layout" svg:width="0.889cm" svg:height="2.921cm" svg:x="18.047cm" svg:y="12.685cm">
          <text:p text:style-name="P1">w5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6.447cm" svg:y1="14.145cm" svg:x2="16.447cm" svg:y2="14.145cm" draw:start-shape="id25" draw:start-glue-point="3" draw:end-shape="id25" draw:end-glue-point="3" svg:d="M16447 14145z" svg:viewBox="0 0 1 1">
          <text:p/>
        </draw:connector>
        <draw:connector draw:style-name="gr2" draw:text-style-name="P2" draw:layer="layout" svg:x1="11.791cm" svg:y1="12.685cm" svg:x2="11.76cm" svg:y2="11.669cm" draw:start-shape="id26" draw:start-glue-point="0" svg:d="M11791 12685v-758h-31v-258" svg:viewBox="0 0 32 1017">
          <text:p/>
        </draw:connector>
        <draw:connector draw:style-name="gr2" draw:text-style-name="P2" draw:layer="layout" svg:x1="13.491cm" svg:y1="12.685cm" svg:x2="13.46cm" svg:y2="11.669cm" draw:start-shape="id27" draw:start-glue-point="0" svg:d="M13491 12685v-759h-31v-257" svg:viewBox="0 0 32 1017">
          <text:p/>
        </draw:connector>
        <draw:connector draw:style-name="gr2" draw:text-style-name="P2" draw:layer="layout" svg:x1="15.191cm" svg:y1="12.685cm" svg:x2="15.16cm" svg:y2="11.669cm" draw:start-shape="id28" draw:start-glue-point="0" svg:d="M15191 12685v-759h-31v-257" svg:viewBox="0 0 32 1017">
          <text:p/>
        </draw:connector>
        <draw:connector draw:style-name="gr2" draw:text-style-name="P2" draw:layer="layout" svg:x1="16.891cm" svg:y1="12.685cm" svg:x2="16.86cm" svg:y2="11.669cm" draw:start-shape="id25" draw:start-glue-point="0" svg:d="M16891 12685v-759h-31v-257" svg:viewBox="0 0 32 1017">
          <text:p/>
        </draw:connector>
        <draw:connector draw:style-name="gr2" draw:text-style-name="P2" draw:layer="layout" svg:x1="18.491cm" svg:y1="12.685cm" svg:x2="18.46cm" svg:y2="11.669cm" draw:start-shape="id29" draw:start-glue-point="0" svg:d="M18491 12685v-759h-31v-257" svg:viewBox="0 0 32 1017">
          <text:p/>
        </draw:connector>
        <draw:connector draw:style-name="gr2" draw:text-style-name="P2" draw:layer="layout" draw:type="line" svg:x1="2.46cm" svg:y1="8.747cm" svg:x2="7.19cm" svg:y2="5.812cm" draw:start-shape="id20" draw:start-glue-point="0" draw:end-shape="id30" svg:d="M2460 8747l4730-2935" svg:viewBox="0 0 4731 2936">
          <text:p/>
        </draw:connector>
        <draw:connector draw:style-name="gr2" draw:text-style-name="P2" draw:layer="layout" draw:type="line" svg:x1="4.16cm" svg:y1="8.747cm" svg:x2="8.89cm" svg:y2="5.812cm" draw:start-shape="id14" draw:start-glue-point="0" draw:end-shape="id31" svg:d="M4160 8747l4730-2935" svg:viewBox="0 0 4731 2936">
          <text:p/>
        </draw:connector>
        <draw:connector draw:style-name="gr2" draw:text-style-name="P2" draw:layer="layout" draw:type="line" svg:x1="5.86cm" svg:y1="8.747cm" svg:x2="10.59cm" svg:y2="5.812cm" draw:start-shape="id15" draw:start-glue-point="0" draw:end-shape="id32" draw:end-glue-point="2" svg:d="M5860 8747l4730-2935" svg:viewBox="0 0 4731 2936">
          <text:p/>
        </draw:connector>
        <draw:connector draw:style-name="gr2" draw:text-style-name="P2" draw:layer="layout" draw:type="line" svg:x1="7.56cm" svg:y1="8.747cm" svg:x2="12.29cm" svg:y2="5.812cm" draw:start-shape="id13" draw:start-glue-point="0" draw:end-shape="id11" draw:end-glue-point="2" svg:d="M7560 8747l4730-2935" svg:viewBox="0 0 4731 2936">
          <text:p/>
        </draw:connector>
        <draw:connector draw:style-name="gr2" draw:text-style-name="P2" draw:layer="layout" draw:type="line" svg:x1="9.16cm" svg:y1="8.747cm" svg:x2="13.89cm" svg:y2="5.812cm" draw:start-shape="id17" draw:start-glue-point="0" draw:end-shape="id33" draw:end-glue-point="2" svg:d="M9160 8747l4730-2935" svg:viewBox="0 0 4731 2936">
          <text:p/>
        </draw:connector>
        <draw:connector draw:style-name="gr2" draw:text-style-name="P2" draw:layer="layout" draw:type="line" svg:x1="11.762cm" svg:y1="8.747cm" svg:x2="7.19cm" svg:y2="5.812cm" draw:start-shape="id34" draw:start-glue-point="0" draw:end-shape="id30" draw:end-glue-point="2" svg:d="M11762 8747l-4572-2935" svg:viewBox="0 0 4573 2936">
          <text:p/>
        </draw:connector>
        <draw:connector draw:style-name="gr2" draw:text-style-name="P2" draw:layer="layout" draw:type="line" svg:x1="13.462cm" svg:y1="8.747cm" svg:x2="8.89cm" svg:y2="5.812cm" draw:start-shape="id7" draw:start-glue-point="0" draw:end-shape="id31" draw:end-glue-point="2" svg:d="M13462 8747l-4572-2935" svg:viewBox="0 0 4573 2936">
          <text:p/>
        </draw:connector>
        <draw:connector draw:style-name="gr2" draw:text-style-name="P2" draw:layer="layout" draw:type="line" svg:x1="15.162cm" svg:y1="8.747cm" svg:x2="10.59cm" svg:y2="5.812cm" draw:start-shape="id8" draw:start-glue-point="0" draw:end-shape="id32" svg:d="M15162 8747l-4572-2935" svg:viewBox="0 0 4573 2936">
          <text:p/>
        </draw:connector>
        <draw:connector draw:style-name="gr2" draw:text-style-name="P2" draw:layer="layout" draw:type="line" svg:x1="16.862cm" svg:y1="8.747cm" svg:x2="12.29cm" svg:y2="5.812cm" draw:start-shape="id6" draw:start-glue-point="0" draw:end-shape="id11" svg:d="M16862 8747l-4572-2935" svg:viewBox="0 0 4573 2936">
          <text:p/>
        </draw:connector>
        <draw:connector draw:style-name="gr2" draw:text-style-name="P2" draw:layer="layout" draw:type="line" svg:x1="18.462cm" svg:y1="8.747cm" svg:x2="13.89cm" svg:y2="5.812cm" draw:start-shape="id10" draw:start-glue-point="0" draw:end-shape="id33" draw:end-glue-point="2" svg:d="M18462 8747l-4572-2935" svg:viewBox="0 0 4573 2936">
          <text:p/>
        </draw:connector>
        <draw:custom-shape draw:style-name="gr6" draw:text-style-name="P3" xml:id="id35" draw:id="id35" draw:layer="layout" svg:width="8.382cm" svg:height="3.302cm" svg:x="3.413cm" svg:y="18.018cm"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3125.126475548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4" draw:layer="layout" svg:width="18.542cm" svg:height="1.905cm" svg:x="0.873cm" svg:y="21.828cm">
          <draw:text-box>
            <text:p>Concatenation of word-embeddings of words inside a sentence</text:p>
          </draw:text-box>
        </draw:frame>
        <draw:connector draw:style-name="gr2" draw:text-style-name="P2" draw:layer="layout" draw:type="line" svg:x1="7.604cm" svg:y1="18.018cm" svg:x2="7.591cm" svg:y2="15.605cm" draw:start-shape="id35" draw:end-shape="id18" draw:end-glue-point="2" svg:d="M7604 18018l-13-2413" svg:viewBox="0 0 14 2414">
          <text:p/>
        </draw:connector>
        <draw:frame draw:style-name="gr8" draw:text-style-name="P4" draw:layer="layout" svg:width="10.668cm" svg:height="3.095cm" svg:x="7.858cm" svg:y="16.494cm">
          <draw:text-box>
            <text:p>Convolution and max-pool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21:53:17.192846600</meta:creation-date>
    <dc:date>2017-05-13T22:21:46.783039860</dc:date>
    <meta:editing-duration>PT7M20S</meta:editing-duration>
    <meta:editing-cycles>1</meta:editing-cycles>
    <meta:document-statistic meta:object-count="92"/>
    <meta:generator>LibreOffice/5.1.6.2$Linux_X86_64 LibreOffice_project/10m0$Build-2</meta:generator>
  </office:meta>
</office:document-meta>
</file>